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while and do while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while and do while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7Z</meta:creation-date>
    <dc:date>2021-06-15T03:30:37Z</dc:date>
    <meta:user-defined meta:name="date" meta:value-type="string">June  14, 2021 (11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